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ffffff" style:font-name="Segoe UI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76cm">
          <draw:text-box>
            <text:p text:style-name="P1"><text:span text:style-name="T1">OLD TESTAMENT</text:span></text:p>
            <text:p text:style-name="P1"><text:span text:style-name="T2">Ezekiel 17:22–24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766cm" svg:x="1.604cm" svg:y="0.87cm">
          <draw:text-box>
            <text:p text:style-name="P4"><text:span text:style-name="T4">22</text:span><text:span text:style-name="T5">Thus says the Lord GOD: “I myself will take a sprig from the lofty top of the cedar and will set it out. I will break off from the topmost of its young twigs a tender one, and I myself will plant it on a high and lofty mount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024cm" svg:height="7.766cm" svg:x="2.032cm" svg:y="0.87cm">
          <draw:text-box>
            <text:p text:style-name="P4"><text:span text:style-name="T4">23</text:span><text:span text:style-name="T5">On the mountain height of Israel will I plant it, that it may bear branches and produce fruit and become a noble cedar. And under it will dwell every kind of bird; in the shade of its branches birds of every sort will n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4.404cm" svg:height="7.766cm" svg:x="1.758cm" svg:y="0.999cm">
          <draw:text-box>
            <text:p text:style-name="P6"><text:span text:style-name="T4">24</text:span><text:span text:style-name="T5">And all the trees of the field shall know that I am the LORD; I bring low the high tree, and make high the low tree, dry up the green tree, and make the dry tree flourish. I am the LORD; I have spoken, and I will do i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1:20:14.028000000</meta:creation-date>
    <dc:title>Hymn template</dc:title>
    <meta:editing-duration>PT23M40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6-13T12:24:36.796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6-12T21:20:13.670000000"/>
  </office:meta>
</office:document-meta>
</file>